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93798" officeooo:paragraph-rsid="00193798"/>
    </style:style>
    <style:style style:name="P4" style:family="paragraph" style:parent-style-name="Table_20_Contents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5" style:family="paragraph" style:parent-style-name="Standard" style:list-style-name="L1">
      <style:text-properties officeooo:rsid="00193798" officeooo:paragraph-rsid="00193798"/>
    </style:style>
    <style:style style:name="T1" style:family="text">
      <style:text-properties officeooo:rsid="001b0c8e"/>
    </style:style>
    <style:style style:name="T2" style:family="text">
      <style:text-properties officeooo:rsid="001cf4c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getInfoCliente(idCliente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P3">Obtener la informacion del cliente (idCliente)</text:p>
          </table:table-cell>
        </table:table-row>
        <table:table-row>
          <table:table-cell table:style-name="Tabla1.A2" office:value-type="string">
            <text:p text:style-name="P4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P3">Inf<text:span text:style-name="T1">or</text:span>macion del cliente<text:span text:style-name="T2">(idCliente)</text:span></text:p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list xml:id="list3452958492" text:style-name="L1">
              <text:list-item>
                <text:p text:style-name="P5">El cliente debe de existir con anterioridad</text:p>
              </text:list-item>
            </text:list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5-07T11:54:26.551223853</dc:date>
    <meta:editing-duration>PT13M46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27" meta:character-count="230" meta:non-whitespace-character-count="217"/>
  </office:meta>
</office:document-meta>
</file>